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ige-desktop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35:16</meta:creation-date>
    <dc:creator>a</dc:creator>
    <dc:date>2021-12-03T16:35:16</dc:date>
    <dc:language>en-US</dc:language>
    <meta:editing-cycles>1</meta:editing-cycles>
    <meta:editing-duration>PT00M01S</meta:editing-duration>
    <dc:title>debian kurulumu</dc:title>
  </office:meta>
</office:document-meta>
</file>